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6.2217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k_RTK_Saki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UTM Easting</text:p>
          </table:table-cell>
          <table:table-cell office:value-type="string" calcext:value-type="string">
            <text:p>UTM Northing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HDOP</text:p>
          </table:table-cell>
          <table:table-cell office:value-type="string" calcext:value-type="string">
            <text:p>GNGGA Read</text:p>
          </table:table-cell>
          <table:table-cell office:value-type="string" calcext:value-type="string">
            <text:p>Fix Quality</text:p>
          </table:table-cell>
          <table:table-cell office:value-type="string" calcext:value-type="string">
            <text:p>Current Time</text:p>
          </table:table-cell>
        </table:table-row>
        <table:table-row table:style-name="ro2">
          <table:table-cell office:value-type="float" office:value="1707595158.2321" calcext:value-type="float">
            <text:p>1707595158.2321</text:p>
          </table:table-cell>
          <table:table-cell office:value-type="float" office:value="42.3381189133333" calcext:value-type="float">
            <text:p>42.3381189133333</text:p>
          </table:table-cell>
          <table:table-cell office:value-type="float" office:value="-71.086592055" calcext:value-type="float">
            <text:p>-71.086592055</text:p>
          </table:table-cell>
          <table:table-cell office:value-type="float" office:value="0" calcext:value-type="float">
            <text:p>0</text:p>
          </table:table-cell>
          <table:table-cell office:value-type="float" office:value="328107.644913531" calcext:value-type="float">
            <text:p>328107.644913531</text:p>
          </table:table-cell>
          <table:table-cell office:value-type="float" office:value="4689426.83659165" calcext:value-type="float">
            <text:p>4689426.836591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12.00,4220.2871348,N,07105.1955233,W,5,14,1.0,28.418,M,-28.726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2" calcext:value-type="float">
            <text:p>1707602532</text:p>
          </table:table-cell>
        </table:table-row>
        <table:table-row table:style-name="ro2">
          <table:table-cell office:value-type="float" office:value="1707595159.27809" calcext:value-type="float">
            <text:p>1707595159.27809</text:p>
          </table:table-cell>
          <table:table-cell office:value-type="float" office:value="42.3381258033333" calcext:value-type="float">
            <text:p>42.3381258033333</text:p>
          </table:table-cell>
          <table:table-cell office:value-type="float" office:value="-71.086586515" calcext:value-type="float">
            <text:p>-71.086586515</text:p>
          </table:table-cell>
          <table:table-cell office:value-type="float" office:value="0" calcext:value-type="float">
            <text:p>0</text:p>
          </table:table-cell>
          <table:table-cell office:value-type="float" office:value="328108.120088807" calcext:value-type="float">
            <text:p>328108.120088807</text:p>
          </table:table-cell>
          <table:table-cell office:value-type="float" office:value="4689427.59047423" calcext:value-type="float">
            <text:p>4689427.590474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13.00,4220.2875482,N,07105.1951909,W,5,15,1.0,28.267,M,-28.726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3" calcext:value-type="float">
            <text:p>1707602533</text:p>
          </table:table-cell>
        </table:table-row>
        <table:table-row table:style-name="ro2">
          <table:table-cell office:value-type="float" office:value="1707595160.44892" calcext:value-type="float">
            <text:p>1707595160.44892</text:p>
          </table:table-cell>
          <table:table-cell office:value-type="float" office:value="42.3381337883333" calcext:value-type="float">
            <text:p>42.3381337883333</text:p>
          </table:table-cell>
          <table:table-cell office:value-type="float" office:value="-71.0865767533333" calcext:value-type="float">
            <text:p>-71.0865767533333</text:p>
          </table:table-cell>
          <table:table-cell office:value-type="float" office:value="0" calcext:value-type="float">
            <text:p>0</text:p>
          </table:table-cell>
          <table:table-cell office:value-type="float" office:value="328108.946040758" calcext:value-type="float">
            <text:p>328108.946040758</text:p>
          </table:table-cell>
          <table:table-cell office:value-type="float" office:value="4689428.45741397" calcext:value-type="float">
            <text:p>4689428.457413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14.00,4220.2880273,N,07105.1946052,W,5,15,1.0,27.920,M,-28.726,M,1.0,0061*5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4" calcext:value-type="float">
            <text:p>1707602534</text:p>
          </table:table-cell>
        </table:table-row>
        <table:table-row table:style-name="ro2">
          <table:table-cell office:value-type="float" office:value="1707595161.61995" calcext:value-type="float">
            <text:p>1707595161.61995</text:p>
          </table:table-cell>
          <table:table-cell office:value-type="float" office:value="42.338137795" calcext:value-type="float">
            <text:p>42.338137795</text:p>
          </table:table-cell>
          <table:table-cell office:value-type="float" office:value="-71.08657154" calcext:value-type="float">
            <text:p>-71.08657154</text:p>
          </table:table-cell>
          <table:table-cell office:value-type="float" office:value="0" calcext:value-type="float">
            <text:p>0</text:p>
          </table:table-cell>
          <table:table-cell office:value-type="float" office:value="328109.38644757" calcext:value-type="float">
            <text:p>328109.38644757</text:p>
          </table:table-cell>
          <table:table-cell office:value-type="float" office:value="4689428.89178481" calcext:value-type="float">
            <text:p>4689428.891784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0215.00,4220.2882677,N,07105.1942924,W,5,16,1.2,27.539,M,-28.726,M,2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5" calcext:value-type="float">
            <text:p>1707602535</text:p>
          </table:table-cell>
        </table:table-row>
        <table:table-row table:style-name="ro2">
          <table:table-cell office:value-type="float" office:value="1707595162.87467" calcext:value-type="float">
            <text:p>1707595162.87467</text:p>
          </table:table-cell>
          <table:table-cell office:value-type="float" office:value="42.33814477" calcext:value-type="float">
            <text:p>42.33814477</text:p>
          </table:table-cell>
          <table:table-cell office:value-type="float" office:value="-71.0865648966667" calcext:value-type="float">
            <text:p>-71.0865648966667</text:p>
          </table:table-cell>
          <table:table-cell office:value-type="float" office:value="0" calcext:value-type="float">
            <text:p>0</text:p>
          </table:table-cell>
          <table:table-cell office:value-type="float" office:value="328109.952749911" calcext:value-type="float">
            <text:p>328109.952749911</text:p>
          </table:table-cell>
          <table:table-cell office:value-type="float" office:value="4689429.65287569" calcext:value-type="float">
            <text:p>4689429.652875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0216.00,4220.2886862,N,07105.1938938,W,5,14,1.1,27.839,M,-28.725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6" calcext:value-type="float">
            <text:p>1707602536</text:p>
          </table:table-cell>
        </table:table-row>
        <table:table-row table:style-name="ro2">
          <table:table-cell office:value-type="float" office:value="1707595164.04585" calcext:value-type="float">
            <text:p>1707595164.04585</text:p>
          </table:table-cell>
          <table:table-cell office:value-type="float" office:value="42.3381479033333" calcext:value-type="float">
            <text:p>42.3381479033333</text:p>
          </table:table-cell>
          <table:table-cell office:value-type="float" office:value="-71.0865573633333" calcext:value-type="float">
            <text:p>-71.0865573633333</text:p>
          </table:table-cell>
          <table:table-cell office:value-type="float" office:value="0" calcext:value-type="float">
            <text:p>0</text:p>
          </table:table-cell>
          <table:table-cell office:value-type="float" office:value="328110.581905218" calcext:value-type="float">
            <text:p>328110.581905218</text:p>
          </table:table-cell>
          <table:table-cell office:value-type="float" office:value="4689429.98557965" calcext:value-type="float">
            <text:p>4689429.985579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$GNGGA,170217.00,4220.2888742,N,07105.1934418,W,5,14,1.6,27.323,M,-28.725,M,2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7" calcext:value-type="float">
            <text:p>1707602537</text:p>
          </table:table-cell>
        </table:table-row>
        <table:table-row table:style-name="ro2">
          <table:table-cell office:value-type="float" office:value="1707595165.2177" calcext:value-type="float">
            <text:p>1707595165.2177</text:p>
          </table:table-cell>
          <table:table-cell office:value-type="float" office:value="42.3381538066667" calcext:value-type="float">
            <text:p>42.3381538066667</text:p>
          </table:table-cell>
          <table:table-cell office:value-type="float" office:value="-71.0865498916667" calcext:value-type="float">
            <text:p>-71.0865498916667</text:p>
          </table:table-cell>
          <table:table-cell office:value-type="float" office:value="0" calcext:value-type="float">
            <text:p>0</text:p>
          </table:table-cell>
          <table:table-cell office:value-type="float" office:value="328111.213527782" calcext:value-type="float">
            <text:p>328111.213527782</text:p>
          </table:table-cell>
          <table:table-cell office:value-type="float" office:value="4689430.62599571" calcext:value-type="float">
            <text:p>4689430.625995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18.00,4220.2892284,N,07105.1929935,W,5,16,1.0,26.909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8" calcext:value-type="float">
            <text:p>1707602538</text:p>
          </table:table-cell>
        </table:table-row>
        <table:table-row table:style-name="ro2">
          <table:table-cell office:value-type="float" office:value="1707595166.3891" calcext:value-type="float">
            <text:p>1707595166.3891</text:p>
          </table:table-cell>
          <table:table-cell office:value-type="float" office:value="45.6714918" calcext:value-type="float">
            <text:p>45.6714918</text:p>
          </table:table-cell>
          <table:table-cell office:value-type="float" office:value="-71.0865433433333" calcext:value-type="float">
            <text:p>-71.0865433433333</text:p>
          </table:table-cell>
          <table:table-cell office:value-type="float" office:value="0" calcext:value-type="float">
            <text:p>0</text:p>
          </table:table-cell>
          <table:table-cell office:value-type="float" office:value="337481.442585327" calcext:value-type="float">
            <text:p>337481.442585327</text:p>
          </table:table-cell>
          <table:table-cell office:value-type="float" office:value="5059666.36338546" calcext:value-type="float">
            <text:p>5059666.363385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0219.00,4220.2895080,N,07105.1926006,W,5,16,1.1,26.512,M,-28.725,M,2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39" calcext:value-type="float">
            <text:p>1707602539</text:p>
          </table:table-cell>
        </table:table-row>
        <table:table-row table:style-name="ro2">
          <table:table-cell office:value-type="float" office:value="1707595167.55976" calcext:value-type="float">
            <text:p>1707595167.55976</text:p>
          </table:table-cell>
          <table:table-cell office:value-type="float" office:value="42.338164715" calcext:value-type="float">
            <text:p>42.338164715</text:p>
          </table:table-cell>
          <table:table-cell office:value-type="float" office:value="-72.7532042" calcext:value-type="float">
            <text:p>-72.7532042</text:p>
          </table:table-cell>
          <table:table-cell office:value-type="float" office:value="0" calcext:value-type="float">
            <text:p>0</text:p>
          </table:table-cell>
          <table:table-cell office:value-type="float" office:value="685090.336650642" calcext:value-type="float">
            <text:p>685090.336650642</text:p>
          </table:table-cell>
          <table:table-cell office:value-type="float" office:value="4689768.22963391" calcext:value-type="float">
            <text:p>4689768.229633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20.00,4220.2898829,N,07105.1922520,W,5,15,1.0,26.658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0" calcext:value-type="float">
            <text:p>1707602540</text:p>
          </table:table-cell>
        </table:table-row>
        <table:table-row table:style-name="ro2">
          <table:table-cell office:value-type="float" office:value="1707595168.73019" calcext:value-type="float">
            <text:p>1707595168.73019</text:p>
          </table:table-cell>
          <table:table-cell office:value-type="float" office:value="42.3381699766667" calcext:value-type="float">
            <text:p>42.3381699766667</text:p>
          </table:table-cell>
          <table:table-cell office:value-type="float" office:value="-71.0865312633333" calcext:value-type="float">
            <text:p>-71.0865312633333</text:p>
          </table:table-cell>
          <table:table-cell office:value-type="float" office:value="0" calcext:value-type="float">
            <text:p>0</text:p>
          </table:table-cell>
          <table:table-cell office:value-type="float" office:value="328112.792242324" calcext:value-type="float">
            <text:p>328112.792242324</text:p>
          </table:table-cell>
          <table:table-cell office:value-type="float" office:value="4689432.38389369" calcext:value-type="float">
            <text:p>4689432.383893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21.00,4220.2901986,N,07105.1918758,W,5,16,1.0,26.647,M,-28.725,M,2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1" calcext:value-type="float">
            <text:p>1707602541</text:p>
          </table:table-cell>
        </table:table-row>
        <table:table-row table:style-name="ro2">
          <table:table-cell office:value-type="float" office:value="1707595169.98745" calcext:value-type="float">
            <text:p>1707595169.98745</text:p>
          </table:table-cell>
          <table:table-cell office:value-type="float" office:value="42.3381756283333" calcext:value-type="float">
            <text:p>42.3381756283333</text:p>
          </table:table-cell>
          <table:table-cell office:value-type="float" office:value="-71.086525155" calcext:value-type="float">
            <text:p>-71.086525155</text:p>
          </table:table-cell>
          <table:table-cell office:value-type="float" office:value="0" calcext:value-type="float">
            <text:p>0</text:p>
          </table:table-cell>
          <table:table-cell office:value-type="float" office:value="328113.310863483" calcext:value-type="float">
            <text:p>328113.310863483</text:p>
          </table:table-cell>
          <table:table-cell office:value-type="float" office:value="4689432.99912024" calcext:value-type="float">
            <text:p>4689432.9991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22.00,4220.2905377,N,07105.1915093,W,5,16,1.0,26.470,M,-28.725,M,1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2" calcext:value-type="float">
            <text:p>1707602542</text:p>
          </table:table-cell>
        </table:table-row>
        <table:table-row table:style-name="ro2">
          <table:table-cell office:value-type="float" office:value="1707595171.24181" calcext:value-type="float">
            <text:p>1707595171.24181</text:p>
          </table:table-cell>
          <table:table-cell office:value-type="float" office:value="42.3381813183333" calcext:value-type="float">
            <text:p>42.3381813183333</text:p>
          </table:table-cell>
          <table:table-cell office:value-type="float" office:value="-71.086518835" calcext:value-type="float">
            <text:p>-71.086518835</text:p>
          </table:table-cell>
          <table:table-cell office:value-type="float" office:value="0" calcext:value-type="float">
            <text:p>0</text:p>
          </table:table-cell>
          <table:table-cell office:value-type="float" office:value="328113.847026699" calcext:value-type="float">
            <text:p>328113.847026699</text:p>
          </table:table-cell>
          <table:table-cell office:value-type="float" office:value="4689433.61817557" calcext:value-type="float">
            <text:p>4689433.618175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23.00,4220.2908791,N,07105.1911301,W,5,17,1.0,26.581,M,-28.725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3" calcext:value-type="float">
            <text:p>1707602543</text:p>
          </table:table-cell>
        </table:table-row>
        <table:table-row table:style-name="ro2">
          <table:table-cell office:value-type="float" office:value="1707595172.49835" calcext:value-type="float">
            <text:p>1707595172.49835</text:p>
          </table:table-cell>
          <table:table-cell office:value-type="float" office:value="42.3381871283333" calcext:value-type="float">
            <text:p>42.3381871283333</text:p>
          </table:table-cell>
          <table:table-cell office:value-type="float" office:value="-71.08651164" calcext:value-type="float">
            <text:p>-71.08651164</text:p>
          </table:table-cell>
          <table:table-cell office:value-type="float" office:value="0" calcext:value-type="float">
            <text:p>0</text:p>
          </table:table-cell>
          <table:table-cell office:value-type="float" office:value="328114.455601762" calcext:value-type="float">
            <text:p>328114.455601762</text:p>
          </table:table-cell>
          <table:table-cell office:value-type="float" office:value="4689434.24878723" calcext:value-type="float">
            <text:p>4689434.248787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24.00,4220.2912277,N,07105.1906984,W,5,17,1.0,26.746,M,-28.725,M,2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4" calcext:value-type="float">
            <text:p>1707602544</text:p>
          </table:table-cell>
        </table:table-row>
        <table:table-row table:style-name="ro2">
          <table:table-cell office:value-type="float" office:value="1707595173.75317" calcext:value-type="float">
            <text:p>1707595173.75317</text:p>
          </table:table-cell>
          <table:table-cell office:value-type="float" office:value="42.3381930783333" calcext:value-type="float">
            <text:p>42.3381930783333</text:p>
          </table:table-cell>
          <table:table-cell office:value-type="float" office:value="-71.0865047266667" calcext:value-type="float">
            <text:p>-71.0865047266667</text:p>
          </table:table-cell>
          <table:table-cell office:value-type="float" office:value="0" calcext:value-type="float">
            <text:p>0</text:p>
          </table:table-cell>
          <table:table-cell office:value-type="float" office:value="328115.041353682" calcext:value-type="float">
            <text:p>328115.041353682</text:p>
          </table:table-cell>
          <table:table-cell office:value-type="float" office:value="4689434.89551426" calcext:value-type="float">
            <text:p>4689434.895514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25.00,4220.2915847,N,07105.1902836,W,5,16,1.0,26.915,M,-28.725,M,1.0,0061*5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5" calcext:value-type="float">
            <text:p>1707602545</text:p>
          </table:table-cell>
        </table:table-row>
        <table:table-row table:style-name="ro2">
          <table:table-cell office:value-type="float" office:value="1707595174.92619" calcext:value-type="float">
            <text:p>1707595174.92619</text:p>
          </table:table-cell>
          <table:table-cell office:value-type="float" office:value="42.338198295" calcext:value-type="float">
            <text:p>42.338198295</text:p>
          </table:table-cell>
          <table:table-cell office:value-type="float" office:value="-71.086497635" calcext:value-type="float">
            <text:p>-71.086497635</text:p>
          </table:table-cell>
          <table:table-cell office:value-type="float" office:value="0" calcext:value-type="float">
            <text:p>0</text:p>
          </table:table-cell>
          <table:table-cell office:value-type="float" office:value="328115.639798983" calcext:value-type="float">
            <text:p>328115.639798983</text:p>
          </table:table-cell>
          <table:table-cell office:value-type="float" office:value="4689435.46044976" calcext:value-type="float">
            <text:p>4689435.460449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26.00,4220.2918977,N,07105.1898581,W,5,16,1.0,26.586,M,-28.725,M,1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6" calcext:value-type="float">
            <text:p>1707602546</text:p>
          </table:table-cell>
        </table:table-row>
        <table:table-row table:style-name="ro2">
          <table:table-cell office:value-type="float" office:value="1707595176.09694" calcext:value-type="float">
            <text:p>1707595176.09694</text:p>
          </table:table-cell>
          <table:table-cell office:value-type="float" office:value="42.3382033033333" calcext:value-type="float">
            <text:p>42.3382033033333</text:p>
          </table:table-cell>
          <table:table-cell office:value-type="float" office:value="-71.0864911216667" calcext:value-type="float">
            <text:p>-71.0864911216667</text:p>
          </table:table-cell>
          <table:table-cell office:value-type="float" office:value="0" calcext:value-type="float">
            <text:p>0</text:p>
          </table:table-cell>
          <table:table-cell office:value-type="float" office:value="328116.190031828" calcext:value-type="float">
            <text:p>328116.190031828</text:p>
          </table:table-cell>
          <table:table-cell office:value-type="float" office:value="4689436.00342055" calcext:value-type="float">
            <text:p>4689436.003420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27.00,4220.2921982,N,07105.1894673,W,5,17,0.9,26.236,M,-28.725,M,2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7" calcext:value-type="float">
            <text:p>1707602547</text:p>
          </table:table-cell>
        </table:table-row>
        <table:table-row table:style-name="ro2">
          <table:table-cell office:value-type="float" office:value="1707595177.26782" calcext:value-type="float">
            <text:p>1707595177.26782</text:p>
          </table:table-cell>
          <table:table-cell office:value-type="float" office:value="42.3382097616667" calcext:value-type="float">
            <text:p>42.3382097616667</text:p>
          </table:table-cell>
          <table:table-cell office:value-type="float" office:value="-71.0864842116667" calcext:value-type="float">
            <text:p>-71.0864842116667</text:p>
          </table:table-cell>
          <table:table-cell office:value-type="float" office:value="0" calcext:value-type="float">
            <text:p>0</text:p>
          </table:table-cell>
          <table:table-cell office:value-type="float" office:value="328116.77689388" calcext:value-type="float">
            <text:p>328116.77689388</text:p>
          </table:table-cell>
          <table:table-cell office:value-type="float" office:value="4689436.706601" calcext:value-type="float">
            <text:p>4689436.7066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28.00,4220.2925857,N,07105.1890527,W,5,16,0.9,26.450,M,-28.725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8" calcext:value-type="float">
            <text:p>1707602548</text:p>
          </table:table-cell>
        </table:table-row>
        <table:table-row table:style-name="ro2">
          <table:table-cell office:value-type="float" office:value="1707595178.43761" calcext:value-type="float">
            <text:p>1707595178.43761</text:p>
          </table:table-cell>
          <table:table-cell office:value-type="float" office:value="42.33821566" calcext:value-type="float">
            <text:p>42.33821566</text:p>
          </table:table-cell>
          <table:table-cell office:value-type="float" office:value="-71.086476775" calcext:value-type="float">
            <text:p>-71.086476775</text:p>
          </table:table-cell>
          <table:table-cell office:value-type="float" office:value="0" calcext:value-type="float">
            <text:p>0</text:p>
          </table:table-cell>
          <table:table-cell office:value-type="float" office:value="328117.405618274" calcext:value-type="float">
            <text:p>328117.405618274</text:p>
          </table:table-cell>
          <table:table-cell office:value-type="float" office:value="4689437.34653313" calcext:value-type="float">
            <text:p>4689437.346533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29.00,4220.2929396,N,07105.1886065,W,5,17,0.9,26.143,M,-28.725,M,2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49" calcext:value-type="float">
            <text:p>1707602549</text:p>
          </table:table-cell>
        </table:table-row>
        <table:table-row table:style-name="ro2">
          <table:table-cell office:value-type="float" office:value="1707595179.60877" calcext:value-type="float">
            <text:p>1707595179.60877</text:p>
          </table:table-cell>
          <table:table-cell office:value-type="float" office:value="42.338221635" calcext:value-type="float">
            <text:p>42.338221635</text:p>
          </table:table-cell>
          <table:table-cell office:value-type="float" office:value="-71.0864697583333" calcext:value-type="float">
            <text:p>-71.0864697583333</text:p>
          </table:table-cell>
          <table:table-cell office:value-type="float" office:value="0" calcext:value-type="float">
            <text:p>0</text:p>
          </table:table-cell>
          <table:table-cell office:value-type="float" office:value="328117.999950674" calcext:value-type="float">
            <text:p>328117.999950674</text:p>
          </table:table-cell>
          <table:table-cell office:value-type="float" office:value="4689437.99582757" calcext:value-type="float">
            <text:p>4689437.995827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30.00,4220.2932981,N,07105.1881855,W,5,17,0.9,26.026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0" calcext:value-type="float">
            <text:p>1707602550</text:p>
          </table:table-cell>
        </table:table-row>
        <table:table-row table:style-name="ro2">
          <table:table-cell office:value-type="float" office:value="1707595180.77951" calcext:value-type="float">
            <text:p>1707595180.77951</text:p>
          </table:table-cell>
          <table:table-cell office:value-type="float" office:value="42.3382275633333" calcext:value-type="float">
            <text:p>42.3382275633333</text:p>
          </table:table-cell>
          <table:table-cell office:value-type="float" office:value="-71.0864624316667" calcext:value-type="float">
            <text:p>-71.0864624316667</text:p>
          </table:table-cell>
          <table:table-cell office:value-type="float" office:value="0" calcext:value-type="float">
            <text:p>0</text:p>
          </table:table-cell>
          <table:table-cell office:value-type="float" office:value="328118.619694477" calcext:value-type="float">
            <text:p>328118.619694477</text:p>
          </table:table-cell>
          <table:table-cell office:value-type="float" office:value="4689438.63931343" calcext:value-type="float">
            <text:p>4689438.639313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31.00,4220.2936538,N,07105.1877459,W,5,15,0.9,25.872,M,-28.725,M,2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1" calcext:value-type="float">
            <text:p>1707602551</text:p>
          </table:table-cell>
        </table:table-row>
        <table:table-row table:style-name="ro2">
          <table:table-cell office:value-type="float" office:value="1707595181.95057" calcext:value-type="float">
            <text:p>1707595181.95057</text:p>
          </table:table-cell>
          <table:table-cell office:value-type="float" office:value="42.3382334066667" calcext:value-type="float">
            <text:p>42.3382334066667</text:p>
          </table:table-cell>
          <table:table-cell office:value-type="float" office:value="-71.08645488" calcext:value-type="float">
            <text:p>-71.08645488</text:p>
          </table:table-cell>
          <table:table-cell office:value-type="float" office:value="0" calcext:value-type="float">
            <text:p>0</text:p>
          </table:table-cell>
          <table:table-cell office:value-type="float" office:value="328119.257742692" calcext:value-type="float">
            <text:p>328119.257742692</text:p>
          </table:table-cell>
          <table:table-cell office:value-type="float" office:value="4689439.27290593" calcext:value-type="float">
            <text:p>4689439.272905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32.00,4220.2940044,N,07105.1872928,W,5,13,1.0,25.747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2" calcext:value-type="float">
            <text:p>1707602552</text:p>
          </table:table-cell>
        </table:table-row>
        <table:table-row table:style-name="ro2">
          <table:table-cell office:value-type="float" office:value="1707595183.03809" calcext:value-type="float">
            <text:p>1707595183.03809</text:p>
          </table:table-cell>
          <table:table-cell office:value-type="float" office:value="42.3382394716667" calcext:value-type="float">
            <text:p>42.3382394716667</text:p>
          </table:table-cell>
          <table:table-cell office:value-type="float" office:value="-71.0864473983333" calcext:value-type="float">
            <text:p>-71.0864473983333</text:p>
          </table:table-cell>
          <table:table-cell office:value-type="float" office:value="0" calcext:value-type="float">
            <text:p>0</text:p>
          </table:table-cell>
          <table:table-cell office:value-type="float" office:value="328119.890627965" calcext:value-type="float">
            <text:p>328119.890627965</text:p>
          </table:table-cell>
          <table:table-cell office:value-type="float" office:value="4689439.93125437" calcext:value-type="float">
            <text:p>4689439.931254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33.00,4220.2943683,N,07105.1868439,W,5,14,1.0,25.626,M,-28.725,M,1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3" calcext:value-type="float">
            <text:p>1707602553</text:p>
          </table:table-cell>
        </table:table-row>
        <table:table-row table:style-name="ro2">
          <table:table-cell office:value-type="float" office:value="1707595184.12566" calcext:value-type="float">
            <text:p>1707595184.12566</text:p>
          </table:table-cell>
          <table:table-cell office:value-type="float" office:value="42.33824497" calcext:value-type="float">
            <text:p>42.33824497</text:p>
          </table:table-cell>
          <table:table-cell office:value-type="float" office:value="-71.0864397433333" calcext:value-type="float">
            <text:p>-71.0864397433333</text:p>
          </table:table-cell>
          <table:table-cell office:value-type="float" office:value="0" calcext:value-type="float">
            <text:p>0</text:p>
          </table:table-cell>
          <table:table-cell office:value-type="float" office:value="328120.536248838" calcext:value-type="float">
            <text:p>328120.536248838</text:p>
          </table:table-cell>
          <table:table-cell office:value-type="float" office:value="4689440.52632847" calcext:value-type="float">
            <text:p>4689440.52632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34.00,4220.2946982,N,07105.1863846,W,5,15,0.9,25.178,M,-28.725,M,2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4" calcext:value-type="float">
            <text:p>1707602554</text:p>
          </table:table-cell>
        </table:table-row>
        <table:table-row table:style-name="ro2">
          <table:table-cell office:value-type="float" office:value="1707595185.29564" calcext:value-type="float">
            <text:p>1707595185.29564</text:p>
          </table:table-cell>
          <table:table-cell office:value-type="float" office:value="42.3382515083333" calcext:value-type="float">
            <text:p>42.3382515083333</text:p>
          </table:table-cell>
          <table:table-cell office:value-type="float" office:value="-71.0864322383333" calcext:value-type="float">
            <text:p>-71.0864322383333</text:p>
          </table:table-cell>
          <table:table-cell office:value-type="float" office:value="0" calcext:value-type="float">
            <text:p>0</text:p>
          </table:table-cell>
          <table:table-cell office:value-type="float" office:value="328121.172345796" calcext:value-type="float">
            <text:p>328121.172345796</text:p>
          </table:table-cell>
          <table:table-cell office:value-type="float" office:value="4689441.23718992" calcext:value-type="float">
            <text:p>4689441.237189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35.00,4220.2950905,N,07105.1859343,W,5,15,0.9,25.055,M,-28.725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5" calcext:value-type="float">
            <text:p>1707602555</text:p>
          </table:table-cell>
        </table:table-row>
        <table:table-row table:style-name="ro2">
          <table:table-cell office:value-type="float" office:value="1707595186.46614" calcext:value-type="float">
            <text:p>1707595186.46614</text:p>
          </table:table-cell>
          <table:table-cell office:value-type="float" office:value="45.6715905666667" calcext:value-type="float">
            <text:p>45.6715905666667</text:p>
          </table:table-cell>
          <table:table-cell office:value-type="float" office:value="-71.0864244266667" calcext:value-type="float">
            <text:p>-71.0864244266667</text:p>
          </table:table-cell>
          <table:table-cell office:value-type="float" office:value="0" calcext:value-type="float">
            <text:p>0</text:p>
          </table:table-cell>
          <table:table-cell office:value-type="float" office:value="337490.990744454" calcext:value-type="float">
            <text:p>337490.990744454</text:p>
          </table:table-cell>
          <table:table-cell office:value-type="float" office:value="5059677.09485693" calcext:value-type="float">
            <text:p>5059677.094856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36.00,4220.2954340,N,07105.1854656,W,5,15,0.9,24.652,M,-28.725,M,2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6" calcext:value-type="float">
            <text:p>1707602556</text:p>
          </table:table-cell>
        </table:table-row>
        <table:table-row table:style-name="ro2">
          <table:table-cell office:value-type="float" office:value="1707595187.63717" calcext:value-type="float">
            <text:p>1707595187.63717</text:p>
          </table:table-cell>
          <table:table-cell office:value-type="float" office:value="45.6715969333333" calcext:value-type="float">
            <text:p>45.6715969333333</text:p>
          </table:table-cell>
          <table:table-cell office:value-type="float" office:value="-71.0864168766667" calcext:value-type="float">
            <text:p>-71.0864168766667</text:p>
          </table:table-cell>
          <table:table-cell office:value-type="float" office:value="0" calcext:value-type="float">
            <text:p>0</text:p>
          </table:table-cell>
          <table:table-cell office:value-type="float" office:value="337491.597232366" calcext:value-type="float">
            <text:p>337491.597232366</text:p>
          </table:table-cell>
          <table:table-cell office:value-type="float" office:value="5059677.78686083" calcext:value-type="float">
            <text:p>5059677.786860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37.00,4220.2958160,N,07105.1850126,W,5,15,0.9,24.611,M,-28.725,M,1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7" calcext:value-type="float">
            <text:p>1707602557</text:p>
          </table:table-cell>
        </table:table-row>
        <table:table-row table:style-name="ro2">
          <table:table-cell office:value-type="float" office:value="1707595188.80852" calcext:value-type="float">
            <text:p>1707595188.80852</text:p>
          </table:table-cell>
          <table:table-cell office:value-type="float" office:value="42.3382698716667" calcext:value-type="float">
            <text:p>42.3382698716667</text:p>
          </table:table-cell>
          <table:table-cell office:value-type="float" office:value="-71.086409525" calcext:value-type="float">
            <text:p>-71.086409525</text:p>
          </table:table-cell>
          <table:table-cell office:value-type="float" office:value="0" calcext:value-type="float">
            <text:p>0</text:p>
          </table:table-cell>
          <table:table-cell office:value-type="float" office:value="328123.093564867" calcext:value-type="float">
            <text:p>328123.093564867</text:p>
          </table:table-cell>
          <table:table-cell office:value-type="float" office:value="4689443.23038563" calcext:value-type="float">
            <text:p>4689443.230385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$GNGGA,170238.00,4220.2961923,N,07105.1845715,W,5,16,0.9,24.640,M,-28.725,M,1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8" calcext:value-type="float">
            <text:p>1707602558</text:p>
          </table:table-cell>
        </table:table-row>
        <table:table-row table:style-name="ro2">
          <table:table-cell office:value-type="float" office:value="1707595189.9783" calcext:value-type="float">
            <text:p>1707595189.9783</text:p>
          </table:table-cell>
          <table:table-cell office:value-type="float" office:value="42.3382762933333" calcext:value-type="float">
            <text:p>42.3382762933333</text:p>
          </table:table-cell>
          <table:table-cell office:value-type="float" office:value="-71.086402475" calcext:value-type="float">
            <text:p>-71.086402475</text:p>
          </table:table-cell>
          <table:table-cell office:value-type="float" office:value="0" calcext:value-type="float">
            <text:p>0</text:p>
          </table:table-cell>
          <table:table-cell office:value-type="float" office:value="328123.69185933" calcext:value-type="float">
            <text:p>328123.69185933</text:p>
          </table:table-cell>
          <table:table-cell office:value-type="float" office:value="4689443.92921208" calcext:value-type="float">
            <text:p>4689443.929212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0239.00,4220.2965776,N,07105.1841485,W,5,14,1.0,24.698,M,-28.725,M,2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2559" calcext:value-type="float">
            <text:p>1707602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23:30:49.275323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0T23:33:25.987104515</dc:date>
    <meta:editing-duration>PT2M51S</meta:editing-duration>
    <meta:editing-cycles>2</meta:editing-cycles>
    <meta:generator>LibreOffice/6.4.7.2$Linux_X86_64 LibreOffice_project/40$Build-2</meta:generator>
    <meta:document-statistic meta:table-count="1" meta:cell-count="348" meta:object-count="0"/>
  </office:meta>
</office:document-meta>
</file>